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7055in"/>
    </style:style>
    <style:style style:name="TableColumn3" style:family="table-column">
      <style:table-column-properties style:column-width="4.9409in"/>
    </style:style>
    <style:style style:name="Table1" style:family="table" style:master-page-name="MP0">
      <style:table-properties style:width="6.6465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none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name="TableCell13" style:family="table-cell">
      <style:table-cell-properties fo:border="none" fo:padding-top="0in" fo:padding-left="0.075in" fo:padding-bottom="0in" fo:padding-right="0.075in"/>
    </style:style>
    <style:style style:name="TableColumn15" style:family="table-column">
      <style:table-column-properties style:column-width="0.943in"/>
    </style:style>
    <style:style style:name="TableColumn16" style:family="table-column">
      <style:table-column-properties style:column-width="3.8479in"/>
    </style:style>
    <style:style style:name="Table14" style:family="table">
      <style:table-properties style:width="4.7909in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none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20" style:family="table-cell">
      <style:table-cell-properties fo:border="none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23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24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25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26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27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Row28" style:family="table-row">
      <style:table-row-properties/>
    </style:style>
    <style:style style:name="TableCell29" style:family="table-cell">
      <style:table-cell-properties fo:border="none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31" style:family="table-cell">
      <style:table-cell-properties fo:border="none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33" style:parent-style-name="Normal" style:family="paragraph">
      <style:paragraph-properties fo:margin-bottom="0in" fo:line-height="100%"/>
      <style:text-properties fo:language="en" fo:country="US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<draw:frame draw:id="id0" draw:style-name="a0" draw:name="Text Box 2" text:anchor-type="as-char" svg:x="0in" svg:y="0in" svg:width="1.58333in" svg:height="1.46875in" style:rel-width="scale" style:rel-height="scale"><draw:text-box><text:p text:style-name="Normal"><text:span text:style-name="T8">&lt;&lt;image [</text:span><text:span text:style-name="T9">c</text:span><text:span text:style-name="T10">ustomer.</text:span><text:span text:style-name="T11">Photo</text:span><text:span text:style-name="T12">]&gt;&gt;</text:span></text:p></draw:text-box><svg:title/><svg:desc/></draw:frame></text:span></text:p>
          </table:table-cell>
          <table:table-cell table:style-name="TableCell13">
            <table:table table:style-name="Table14">
              <table:table-columns>
                <table:table-column table:style-name="TableColumn15"/>
                <table:table-column table:style-name="TableColumn16"/>
              </table:table-columns>
              <table:table-row table:style-name="TableRow17">
                <table:table-cell table:style-name="TableCell18">
                  <text:p text:style-name="P19">Name:</text:p>
                </table:table-cell>
                <table:table-cell table:style-name="TableCell20">
                  <text:p text:style-name="P21"><text:span text:style-name="T22">&lt;&lt;[</text:span><text:span text:style-name="T23">customer</text:span><text:span text:style-name="T24">.</text:span><text:span text:style-name="T25">Customer</text:span><text:span text:style-name="T26">Name</text:span><text:span text:style-name="T27">]&gt;&gt;</text:span></text:p>
                </table:table-cell>
              </table:table-row>
              <table:table-row table:style-name="TableRow28">
                <table:table-cell table:style-name="TableCell29">
                  <text:p text:style-name="P30">Contact Number:</text:p>
                </table:table-cell>
                <table:table-cell table:style-name="TableCell31">
                  <text:p text:style-name="P32">&lt;&lt;[customer.CustomerContactNumber]&gt;&gt;</text:p>
                </table:table-cell>
              </table:table-row>
            </table:table>
            <text:p text:style-name="P3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Иван</meta:initial-creator>
    <dc:creator>USMAN</dc:creator>
    <meta:creation-date>2015-12-14T07:06:00Z</meta:creation-date>
    <dc:date>2015-12-14T07:06:00Z</dc:date>
    <meta:template xlink:href="Normal" xlink:type="simple"/>
    <meta:editing-cycles>2</meta:editing-cycles>
    <meta:editing-duration>PT0S</meta:editing-duration>
    <meta:document-statistic meta:page-count="1" meta:paragraph-count="1" meta:word-count="14" meta:character-count="93" meta:row-count="1" meta:non-whitespace-character-count="80"/>
  </office:meta>
</office:document-meta>
</file>